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versao">
      <style:paragraph-properties fo:text-align="center" style:justify-single-word="false"/>
    </style:style>
    <style:style style:name="P3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8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2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3" style:family="paragraph" style:parent-style-name="Standard">
      <style:text-properties fo:color="#000000" fo:font-size="10pt" style:font-size-asian="10pt"/>
    </style:style>
    <style:style style:name="P14" style:family="paragraph" style:parent-style-name="Standard">
      <style:text-properties fo:color="#000000" fo:font-size="6pt" style:font-size-asian="6pt" style:font-size-complex="6pt"/>
    </style:style>
    <style:style style:name="P15" style:family="paragraph" style:parent-style-name="Standard">
      <style:text-properties fo:color="#333333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1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3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4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cm" fo:margin-right="0cm" fo:text-indent="1.27cm" style:auto-text-indent="false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0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1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4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3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3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37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3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a0646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4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4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4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c93b7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9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0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1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52" style:family="paragraph" style:parent-style-name="Filling_20_instruction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54" style:family="paragraph" style:parent-style-name="Standard">
      <style:paragraph-properties fo:margin-left="0cm" fo:margin-right="0cm" fo:text-indent="0.76cm" style:auto-text-indent="false"/>
    </style:style>
    <style:style style:name="P55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56" style:family="paragraph" style:parent-style-name="Text_20_body">
      <style:text-properties fo:color="#000000" fo:font-size="10pt" style:font-size-asian="10pt"/>
    </style:style>
    <style:style style:name="P57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58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59" style:family="paragraph" style:parent-style-name="Table_20_header">
      <style:paragraph-properties style:snap-to-layout-grid="false"/>
    </style:style>
    <style:style style:name="P60" style:family="paragraph" style:parent-style-name="Filling_20_instruction_20__28_table_20_cell_29_">
      <style:paragraph-properties style:snap-to-layout-grid="false"/>
      <style:text-properties fo:color="#000000"/>
    </style:style>
    <style:style style:name="P61" style:family="paragraph" style:parent-style-name="Table_20_Contents">
      <style:text-properties fo:font-style="italic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66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7" style:family="paragraph" style:parent-style-name="Heading_20_1" style:list-style-name="" style:master-page-name="MP3">
      <style:paragraph-properties style:page-number="auto" fo:break-before="page"/>
    </style:style>
    <style:style style:name="P68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9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70" style:family="paragraph" style:parent-style-name="conteudo" style:master-page-name="MP2">
      <style:paragraph-properties style:page-number="auto" fo:break-before="page"/>
    </style:style>
    <style:style style:name="P71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333333" fo:font-size="20pt" fo:font-weight="bold" style:font-size-asian="20pt" style:font-weight-asian="bold" style:font-size-complex="20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1a4be7" style:font-style-asian="italic" style:font-style-complex="italic"/>
    </style:style>
    <style:style style:name="T26" style:family="text">
      <style:text-properties fo:font-style="italic" officeooo:rsid="0018c987" style:font-style-asian="italic" style:font-style-complex="italic"/>
    </style:style>
    <style:style style:name="T27" style:family="text">
      <style:text-properties fo:color="#0000ff"/>
    </style:style>
    <style:style style:name="T28" style:family="text">
      <style:text-properties fo:color="#ff0000"/>
    </style:style>
    <style:style style:name="T29" style:family="text">
      <style:text-properties style:language-asian="pt" style:country-asian="BR"/>
    </style:style>
    <style:style style:name="T30" style:family="text">
      <style:text-properties officeooo:rsid="000b5043"/>
    </style:style>
    <style:style style:name="T31" style:family="text">
      <style:text-properties officeooo:rsid="000c2876"/>
    </style:style>
    <style:style style:name="T32" style:family="text">
      <style:text-properties officeooo:rsid="000dfd08"/>
    </style:style>
    <style:style style:name="T33" style:family="text">
      <style:text-properties officeooo:rsid="000eaacd"/>
    </style:style>
    <style:style style:name="T34" style:family="text">
      <style:text-properties officeooo:rsid="00105c45"/>
    </style:style>
    <style:style style:name="T35" style:family="text">
      <style:text-properties officeooo:rsid="00105ebf"/>
    </style:style>
    <style:style style:name="T36" style:family="text">
      <style:text-properties officeooo:rsid="00186ba3"/>
    </style:style>
    <style:style style:name="T37" style:family="text">
      <style:text-properties officeooo:rsid="0018c987"/>
    </style:style>
    <style:style style:name="T38" style:family="text">
      <style:text-properties officeooo:rsid="001b38fe"/>
    </style:style>
    <style:style style:name="T39" style:family="text">
      <style:text-properties officeooo:rsid="001bb06e"/>
    </style:style>
    <style:style style:name="T40" style:family="text">
      <style:text-properties officeooo:rsid="001d9d36"/>
    </style:style>
    <style:style style:name="T41" style:family="text">
      <style:text-properties officeooo:rsid="001e08ef"/>
    </style:style>
    <style:style style:name="T42" style:family="text">
      <style:text-properties officeooo:rsid="002278da"/>
    </style:style>
    <style:style style:name="T43" style:family="text">
      <style:text-properties officeooo:rsid="00240cb2"/>
    </style:style>
    <style:style style:name="T44" style:family="text">
      <style:text-properties officeooo:rsid="0025dc0f"/>
    </style:style>
    <style:style style:name="T45" style:family="text">
      <style:text-properties style:use-window-font-color="true" style:text-underline-style="none" style:font-style-complex="italic"/>
    </style:style>
    <style:style style:name="T46" style:family="text">
      <style:text-properties style:use-window-font-color="true" style:text-underline-style="none" officeooo:rsid="001b38fe" style:font-style-complex="italic"/>
    </style:style>
    <style:style style:name="T47" style:family="text">
      <style:text-properties officeooo:rsid="002a0f62"/>
    </style:style>
    <style:style style:name="T48" style:family="text">
      <style:text-properties officeooo:rsid="002a2cd1"/>
    </style:style>
    <style:style style:name="T49" style:family="text">
      <style:text-properties officeooo:rsid="002b0f35"/>
    </style:style>
    <style:style style:name="T50" style:family="text">
      <style:text-properties officeooo:rsid="002b75d2"/>
    </style:style>
    <style:style style:name="T51" style:family="text">
      <style:text-properties officeooo:rsid="002b7798"/>
    </style:style>
    <style:style style:name="T52" style:family="text">
      <style:text-properties officeooo:rsid="002cb3c5"/>
    </style:style>
    <style:style style:name="T53" style:family="text">
      <style:text-properties officeooo:rsid="002cc858"/>
    </style:style>
    <style:style style:name="T54" style:family="text">
      <style:text-properties officeooo:rsid="002cdd5c"/>
    </style:style>
    <style:style style:name="T55" style:family="text">
      <style:text-properties officeooo:rsid="002eb86d"/>
    </style:style>
    <style:style style:name="T56" style:family="text">
      <style:text-properties officeooo:rsid="003266e3"/>
    </style:style>
    <style:style style:name="T57" style:family="text">
      <style:text-properties officeooo:rsid="0034442b"/>
    </style:style>
    <style:style style:name="T58" style:family="text">
      <style:text-properties officeooo:rsid="0039b4f7"/>
    </style:style>
    <style:style style:name="T59" style:family="text">
      <style:text-properties officeooo:rsid="003a0646"/>
    </style:style>
    <style:style style:name="T60" style:family="text">
      <style:text-properties officeooo:rsid="003bbe73"/>
    </style:style>
    <style:style style:name="T61" style:family="text">
      <style:text-properties officeooo:rsid="003c8289"/>
    </style:style>
    <style:style style:name="T62" style:family="text">
      <style:text-properties officeooo:rsid="003c93b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Documento de Especificação de Projeto</text:p>
      <text:p text:style-name="Standard"/>
      <text:p text:style-name="Standard"/>
      <text:p text:style-name="Standard"/>
      <text:p text:style-name="Standard"/>
      <text:p text:style-name="P58">Projeto de Softwar<text:span text:style-name="T30">e</text:span></text:p>
      <text:p text:style-name="P2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P15"/>
      <text:p text:style-name="P4"><text:span text:style-name="Fonte_20_parág._20_padrão"><text:span text:style-name="T20">Gerenciador de Bibliotecas</text:span></text:span></text:p>
      <text:p text:style-name="P3">Equipe: <text:span text:style-name="T55">Adílson</text:span> Simiao de Souza.</text:p>
      <text:p text:style-name="Standard"><text:s text:c="56"/><text:span text:style-name="T22"><text:s text:c="3"/>Fábio Alexandre da Silva.</text:span></text:p>
      <text:p text:style-name="P66">HISTÓRICO DE REVISÕES</text:p>
      <text:p text:style-name="P16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7">Nome da alteração</text:p>
          </table:table-cell>
          <table:table-cell table:style-name="Tabela1.A1" office:value-type="string">
            <text:p text:style-name="P7">Responsável</text:p>
          </table:table-cell>
          <table:table-cell table:style-name="Tabela1.C1" office:value-type="string">
            <text:p text:style-name="P7">Data</text:p>
          </table:table-cell>
        </table:table-row>
        <table:table-row>
          <table:table-cell table:style-name="Tabela1.A1" office:value-type="string">
            <text:p text:style-name="P64">Requisitos</text:p>
          </table:table-cell>
          <table:table-cell table:style-name="Tabela1.A1" office:value-type="string">
            <text:p text:style-name="P62"><text:s text:c="2"/><text:span text:style-name="T34">Adílson</text:span></text:p>
          </table:table-cell>
          <table:table-cell table:style-name="Tabela1.C1" office:value-type="string">
            <text:p text:style-name="P62">1<text:span text:style-name="T39">5</text:span>/<text:span text:style-name="T39">06</text:span>/13</text:p>
          </table:table-cell>
        </table:table-row>
        <table:table-row>
          <table:table-cell table:style-name="Tabela1.A1" office:value-type="string">
            <text:p text:style-name="P62">Requisitos</text:p>
          </table:table-cell>
          <table:table-cell table:style-name="Tabela1.A1" office:value-type="string">
            <text:p text:style-name="P61"><text:s text:c="18"/><text:span text:style-name="T34">Fábio</text:span> </text:p>
          </table:table-cell>
          <table:table-cell table:style-name="Tabela1.C1" office:value-type="string">
            <text:p text:style-name="P64">17/06/13</text:p>
          </table:table-cell>
        </table:table-row>
        <table:table-row>
          <table:table-cell table:style-name="Tabela1.A4" office:value-type="string">
            <text:p text:style-name="P64">Requisitos</text:p>
          </table:table-cell>
          <table:table-cell table:style-name="Tabela1.A4" office:value-type="string">
            <text:p text:style-name="P65">Adílson</text:p>
          </table:table-cell>
          <table:table-cell table:style-name="Tabela1.C4" office:value-type="string">
            <text:p text:style-name="P64">19/06/13</text:p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3"/>
          </table:table-cell>
          <table:table-cell table:style-name="Tabela1.C4" office:value-type="string">
            <text:p text:style-name="P62"/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3"/>
          </table:table-cell>
          <table:table-cell table:style-name="Tabela1.C4" office:value-type="string">
            <text:p text:style-name="P62"/>
          </table:table-cell>
        </table:table-row>
        <table:table-row>
          <table:table-cell table:style-name="Tabela1.A4" office:value-type="string">
            <text:p text:style-name="P63"/>
          </table:table-cell>
          <table:table-cell table:style-name="Tabela1.A4" office:value-type="string">
            <text:p text:style-name="P61"><text:s text:c="17"/></text:p>
          </table:table-cell>
          <table:table-cell table:style-name="Tabela1.C4" office:value-type="string">
            <text:p text:style-name="P62"/>
          </table:table-cell>
        </table:table-row>
      </table:table>
      <text:p text:style-name="P16"/>
      <text:p text:style-name="P53"/>
      <text:p text:style-name="P18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18"><text:span text:style-name="Fonte_20_parág._20_padrão"><text:span text:style-name="T21">Orientação para uso do </text:span></text:span><text:span text:style-name="Fonte_20_parág._20_padrão"><text:span text:style-name="T23">template</text:span></text:span><text:span text:style-name="Fonte_20_parág._20_padrão"><text:span text:style-name="T21">:</text:span></text:span></text:p>
      <text:p text:style-name="P19">Instruções de preenchimento estão espalhadas pelas várias seções deste <text:span text:style-name="Fonte_20_parág._20_padrão"><text:span text:style-name="T24">template</text:span></text:span>, em cor <text:span text:style-name="Fonte_20_parág._20_padrão"><text:span text:style-name="T27">azul</text:span></text:span> e envoltas por <text:span text:style-name="Fonte_20_parág._20_padrão"><text:span text:style-name="T24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8">vermelha</text:span></text:span> é utilizado como comentário e deverá ser apagada do documento.</text:p>
      <text:p text:style-name="P19">Ao fim da elaboração do documento, atualize seu índice clicando com o botão direito do mouse no mesmo e depois em <text:span text:style-name="Fonte_20_parág._20_padrão"><text:span text:style-name="T21">Atualizar Campo </text:span></text:span>(<text:span text:style-name="Fonte_20_parág._20_padrão"><text:span text:style-name="T21">Update Field</text:span></text:span>).</text:p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Este documento foi estendido da proposta de documentação de especificação funcional elaborada pelo Centro de Inovação de Recife / Qualiti Software Processes / Centro de Estudos e Sistemas Avançados do Recife (C.E.S.A.R) de 2007.</text:p>
      <text:p text:style-name="P70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4"><text:a xlink:type="simple" xlink:href="#__RefHeading__9_117254275" office:target-frame-name="_top" xlink:show="replace">1. <text:s/>Introdução<text:tab/>5</text:a></text:p>
          <text:p text:style-name="P25"><text:a xlink:type="simple" xlink:href="#__RefHeading__11_117254275" office:target-frame-name="_top" xlink:show="replace">1.1 <text:s/>Descrição do sistema<text:tab/>5</text:a></text:p>
          <text:p text:style-name="P25"><text:a xlink:type="simple" xlink:href="#__RefHeading__13_117254275" office:target-frame-name="_top" xlink:show="replace">1.2 <text:s/>Objetivo do sistema<text:tab/>5</text:a></text:p>
          <text:p text:style-name="P25"><text:a xlink:type="simple" xlink:href="#__RefHeading__15_117254275" office:target-frame-name="_top" xlink:show="replace">1.3 <text:s/>Sistemas Similares<text:tab/>5</text:a></text:p>
          <text:p text:style-name="P25"><text:a xlink:type="simple" xlink:href="#__RefHeading__17_117254275" office:target-frame-name="_top" xlink:show="replace">1.4 <text:s/>Convenções, termos e abreviações<text:tab/>5</text:a></text:p>
          <text:p text:style-name="P26"><text:a xlink:type="simple" xlink:href="#__RefHeading__19_117254275" office:target-frame-name="_top" xlink:show="replace">1.4.1 Identificação dos casos de uso <text:tab/>5</text:a></text:p>
          <text:p text:style-name="P24"><text:a xlink:type="simple" xlink:href="#__RefHeading__23_117254275" office:target-frame-name="_top" xlink:show="replace">2. <text:s/>Lista de Requisitos <text:tab/>6</text:a></text:p>
          <text:p text:style-name="P25"><text:a xlink:type="simple" xlink:href="#__RefHeading__937_1047580196" office:target-frame-name="_top" xlink:show="replace">2.1 <text:s/>Matriz de Rastreabilidade<text:tab/>6</text:a></text:p>
          <text:p text:style-name="P24"><text:a xlink:type="simple" xlink:href="#__RefHeading__939_1047580196" office:target-frame-name="_top" xlink:show="replace">3. <text:s/>Atores<text:tab/>7</text:a></text:p>
          <text:p text:style-name="P24"><text:a xlink:type="simple" xlink:href="#__RefHeading__25_117254275" office:target-frame-name="_top" xlink:show="replace">4. <text:s/>Casos de Uso<text:tab/>7</text:a></text:p>
          <text:p text:style-name="P26"><text:a xlink:type="simple" xlink:href="#__RefHeading__27_117254275" office:target-frame-name="_top" xlink:show="replace"><text:s/>Diagrama de Caso de Uso <text:s/>- <text:s/>GerenciadoOS<text:tab/>7</text:a></text:p>
          <text:p text:style-name="P26"><text:a xlink:type="simple" xlink:href="#__RefHeading__29_117254275" office:target-frame-name="_top" xlink:show="replace"><text:s/>[UC01]Manter usuário<text:tab/>8</text:a></text:p>
          <text:p text:style-name="P26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4">funcionário</text:span></text:a><text:a xlink:type="simple" xlink:href="#__RefHeading__1528_844320639" office:target-frame-name="_top" xlink:show="replace"><text:tab/>10</text:a></text:p>
          <text:p text:style-name="P26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1">autor</text:span></text:a><text:a xlink:type="simple" xlink:href="#__RefHeading__1530_844320639" office:target-frame-name="_top" xlink:show="replace"><text:tab/>11</text:a></text:p>
          <text:p text:style-name="P26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1">editora</text:span></text:a><text:a xlink:type="simple" xlink:href="#__RefHeading__1532_844320639" office:target-frame-name="_top" xlink:show="replace"><text:tab/>13</text:a></text:p>
          <text:p text:style-name="P26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3">livro</text:span></text:a><text:a xlink:type="simple" xlink:href="#__RefHeading__1534_844320639" office:target-frame-name="_top" xlink:show="replace">s<text:tab/>14</text:a></text:p>
          <text:p text:style-name="P26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39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3">15</text:span></text:a></text:p>
          <text:p text:style-name="P26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0">Consultas</text:span></text:a><text:a xlink:type="simple" xlink:href="#__RefHeading__1534_84432063911" office:target-frame-name="_top" xlink:show="replace"><text:tab/>17</text:a></text:p>
          <text:p text:style-name="P26"><text:a xlink:type="simple" xlink:href="#RFXX00111111111" office:target-frame-name="_top" xlink:show="replace"><text:span text:style-name="T41"><text:s/></text:span></text:a></text:p>
          <text:p text:style-name="P26"/>
        </text:index-body>
      </text:table-of-content>
      <text:h text:style-name="P67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27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28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27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27">Os casos de uso devem ser identificados com um identificador único. A numeração inicia com o identificador [UC01] e prossegue sendo incrementada à medida que forem surgindo novos casos de uso.</text:p>
      <text:p text:style-name="P27">A nomenclatura dos fluxos secundários dos casos de uso é dada por uma sigla e por um número. A sigla deve ser FA para fluxos alternativos e FE para fluxos de erro. O número é um <text:span text:style-name="T47">sequencial</text:span> que inicia de 01. Um exemplo de fluxo alternativo é [FA01] e um exemplo de fluxo de erro é [FE01]. O número do identificador reinicia a cada caso de uso.</text:p>
      <text:p text:style-name="P27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1">Informações</text:span></text:span> <text:span text:style-name="Fonte_20_parág._20_padrão"><text:span text:style-name="T21">Avançadas</text:span></text:span> durante seu cadastro, conforme descrito no fluxo alternativo [UC01].[FA02]”.</text:p>
      <text:p text:style-name="P27"/>
      <text:p text:style-name="P27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54"><text:span text:style-name="T30">Abaixo se encontra</text:span> a lista de requisitos do projeto.</text:p>
      <text:p text:style-name="P55"/>
      <text:p text:style-name="P9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0"><text:tab/><text:tab/>ID, Nome, CPF, Endereço, Telefone.</text:p>
      <text:p text:style-name="P10"><text:tab/>2RF: O Sistema deve permitir o <text:span text:style-name="T36">cadastrado</text:span> dos <text:span text:style-name="T35">Funcionários</text:span>:</text:p>
      <text:p text:style-name="P10"><text:tab/><text:tab/>ID, Nome, CPF, Endereço, Telefone, Carteira de Trabalho, <text:span text:style-name="T35">função.</text:span></text:p>
      <text:p text:style-name="P10"><text:tab/>3RF: O sistema deve permitir o <text:span text:style-name="T36">cadastrado</text:span> d<text:span text:style-name="T34">o </text:span><text:span text:style-name="T36">autor</text:span>:</text:p>
      <text:p text:style-name="P10"><text:tab/><text:tab/>ID, <text:span text:style-name="T34">nome</text:span>, <text:span text:style-name="T35">ISBN, CPF.</text:span></text:p>
      <text:p text:style-name="P10"><text:tab/>4RF: O sistema deve permitir o <text:span text:style-name="T36">cadastrado</text:span> de editoras.</text:p>
      <text:p text:style-name="P10"><text:tab/><text:tab/>podem ser adicionados a uma ordem de editora aberta, cada editora <text:s text:c="2"/><text:tab/><text:tab/> <text:s text:c="10"/>cadastrado possui as seguintes <text:span text:style-name="T35">características</text:span>:</text:p>
      <text:p text:style-name="P12"><text:tab/><text:tab/><text:span text:style-name="T35">ID(Código) </text:span><text:span text:style-name="T36">Nome, ISBN, Endereço, Telefone, CNPJ</text:span></text:p>
      <text:p text:style-name="P10"><text:tab/>5RF: O sistema deve permitir o <text:span text:style-name="T36">cadastrado</text:span> d<text:span text:style-name="T36">os</text:span> livros:</text:p>
      <text:p text:style-name="P10"><text:tab/><text:tab/>ID(<text:span text:style-name="T35">Código</text:span>), <text:span text:style-name="T35">Descrição</text:span>/Nome, Quantidade, <text:span text:style-name="T36">autor</text:span>.</text:p>
      <text:p text:style-name="P10"><text:tab/>6RF: O sistema deve permitir o gerenciamento d<text:span text:style-name="T36">os Empréstimos</text:span>:</text:p>
      <text:p text:style-name="P10"><text:tab/><text:tab/> Este requisito e <text:span text:style-name="T36">responsável</text:span> pelo controle dos <text:span text:style-name="T36">empréstimos</text:span> das livros para <text:s text:c="3"/><text:tab/><text:tab/> os <text:span text:style-name="T36">usuários e</text:span> <text:span text:style-name="T36">funcionários.</text:span></text:p>
      <text:p text:style-name="P10"><text:tab/><text:tab/>ID(<text:span text:style-name="T36">Código</text:span>), <text:span text:style-name="T36">Descrição</text:span>/Nome, Qtd, <text:span text:style-name="T36">funcionário</text:span>, dataEmprestimo, dataEntrega.</text:p>
      <text:p text:style-name="P10"><text:tab/></text:p>
      <text:p text:style-name="P12"><text:tab/><text:span text:style-name="T37">7</text:span>RF: O sistema deve realizar as seguintes consultas.</text:p>
      <text:p text:style-name="P10"><text:tab/><text:tab/>1- <text:span text:style-name="T37">Quantidade de usuários no mês</text:span> Nome, Telefone, CPF e Endereço. </text:p>
      <text:p text:style-name="P10"><text:tab/><text:tab/><text:span text:style-name="T37">2</text:span>- <text:span text:style-name="T37">Quantidade de empréstimos.</text:span></text:p>
      <text:p text:style-name="P11"><text:s text:c="24"/>3-Quantidade de livros não devolvidos.</text:p>
      <text:p text:style-name="P10"><text:tab/><text:span text:style-name="T37">8</text:span>RF: O sistema deve gerar os seguintes <text:span text:style-name="T37">relatórios</text:span>:</text:p>
      <text:p text:style-name="P10"><text:s text:c="12"/><text:tab/>1- Valor arrecadado no <text:span text:style-name="T37">mês</text:span></text:p>
      <text:p text:style-name="P10"><text:tab/><text:tab/>2- livros não devolvidas</text:p>
      <text:p text:style-name="P54"><text:s text:c="17"/><text:span text:style-name="T37">3- </text:span><text:span text:style-name="T25">Empréstimos realizados</text:span><text:span text:style-name="T26"> no </text:span><text:span text:style-name="T25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ext:soft-page-break/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28"/>
      <text:h text:style-name="Heading_20_1" text:outline-level="1"><text:bookmark-start text:name="__RefHeading__939_1047580196"/>Atores<text:bookmark-end text:name="__RefHeading__939_1047580196"/></text:h>
      <text:p text:style-name="P54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9">Ator</text:p>
          </table:table-cell>
          <table:table-cell table:style-name="Tabela3.B1" office:value-type="string">
            <text:p text:style-name="P59">Descrição</text:p>
          </table:table-cell>
        </table:table-row>
        <table:table-row>
          <table:table-cell table:style-name="Tabela3.A2" office:value-type="string">
            <text:p text:style-name="P60">Funcionário</text:p>
          </table:table-cell>
          <table:table-cell table:style-name="Tabela3.B2" office:value-type="string">
            <text:p text:style-name="P60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0"/>
      <text:p text:style-name="P30">“O Diagrama de Casos de Uso tem o objetivo de auxiliar a comunicação entre os analistas e o usuário.</text:p>
      <text:p text:style-name="P56">Um diagrama de Caso de Uso descreve um cenário que mostra as funcionalidades do sistema do ponto de vista do usuário. </text:p>
      <text:p text:style-name="P56">O usuário deve ver no diagrama de Casos de Uso as principais funcionalidades de seu sistema”</text:p>
      <text:p text:style-name="P13"/>
      <text:p text:style-name="P14">Fonte: <text:s/>http://www.dsc.ufcg.edu.br/~sampaio/cursos/2007.1/Graduacao/SI-II/Uml/diagramas/usecases/usecases.htm</text:p>
      <text:p text:style-name="P29"/>
      <text:p text:style-name="P68"><text:bookmark-start text:name="__RefHeading__27_117254275"/>Diagrama de Caso de Uso <text:s/>- <text:s/>GerenciadoOS<text:bookmark-end text:name="__RefHeading__27_117254275"/></text:p>
      <text:p text:style-name="P54">Essa seção apresenta todos os requisitos funcionais da aplicação, especificados como casos de uso.</text:p>
      <text:p text:style-name="Standard"><text:span text:style-name="Fonte_20_parág._20_padrão"><text:span text:style-name="T29"/></text:span></text:p>
      <text:p text:style-name="P17"/>
      <text:p text:style-name="P17"/>
      <text:p text:style-name="P17"/>
      <text:p text:style-name="P17"/>
      <text:p text:style-name="P33"><text:s/></text:p>
      <text:p text:style-name="P69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Ator(es):</text:p>
          </table:table-cell>
          <table:table-cell table:style-name="Tabela4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oft-page-break/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usuário adicionado ao banco de dados do sistema.</text:span></text:span></text:p>
      <text:p text:style-name="P38"><text:tab/><text:tab/><text:tab/>usuári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usuário”.</text:p>
      <text:p text:style-name="P41"><text:tab/>1.2 - “Consultar usuário”.</text:p>
      <text:p text:style-name="P41"><text:tab/>1.3 - “Alterar usuário”.</text:p>
      <text:p text:style-name="P41"><text:tab/>1.4 - “Excluir usuário”.</text:p>
      <text:p text:style-name="P41"/>
      <text:p text:style-name="P41"><text:tab/>Variante 1.1: “Cadastrar usuário”:</text:p>
      <text:p text:style-name="P46"><text:tab/> <text:s text:c="7"/><text:span text:style-name="T62">(1.1.0) O Funcionário </text:span></text:p>
      <text:p text:style-name="P46"><text:s text:c="22"/>(1.1.1) O sistema solicita os dados do usuário.</text:p>
      <text:p text:style-name="P41"><text:tab/> <text:s text:c="7"/>(1.1.2) O Funcionário preenche os campos com os dados do usuário: [FA01].</text:p>
      <text:p text:style-name="P8"><text:tab/><text:tab/>(1.1.3) O sistema verifica os campos preenchidos <text:s/>e valida os dados: [FE02] [FE01].</text:p>
      <text:p text:style-name="P8"><text:tab/><text:tab/>(1.1.4) O Funcionário cadastra o usuári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usuário”:</text:p>
      <text:p text:style-name="P8"><text:tab/><text:tab/>(1.2.1) O sistema solicita os dados do usu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usuários: [FA02].</text:p>
      <text:p text:style-name="P8"><text:tab/><text:tab/>(1.2.5) O Funcionário seleciona um nome da lista.</text:p>
      <text:p text:style-name="P8"><text:tab/><text:tab/>(1.2.6) O sistema exibe as informações do usuário (nome, telefone, cpf e <text:tab/><text:tab/><text:tab/><text:tab/><text:tab/>endereço).</text:p>
      <text:p text:style-name="P8"/>
      <text:p text:style-name="P8"><text:tab/>Variante 1.3: “Alterar usu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usuário”:</text:p>
      <text:p text:style-name="P8"><text:tab/><text:tab/>(1.4.1) &lt;&lt;Include&gt;&gt;[VA1.2].</text:p>
      <text:p text:style-name="P8"><text:tab/><text:tab/>(1.4.2) O Funcionário exclui o usuário através do <text:span text:style-name="T48">bota-o</text:span> 'excluir'.</text:p>
      <text:p text:style-name="P8"><text:tab/><text:tab/>(1.4.3) O sistema informa <text:span text:style-name="T48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50"><text:soft-page-break/>[FA01] Buscar CEP:</text:p>
      <text:p text:style-name="P49">1 - O Funcionário informa cidade desejada.</text:p>
      <text:p text:style-name="P49">2 - O sistema retorna o CEP procurado.</text:p>
      <text:p text:style-name="P49">3 - O sistema retorna para ao passo [1.1.2] do fluxo principal solicitando novos dados.</text:p>
      <text:p text:style-name="P50"/>
      <text:p text:style-name="P50">[FA02] usuário não cadastrado:</text:p>
      <text:p text:style-name="P49">1 - &lt;&lt;include&gt;&gt; [VA 1.1]</text:p>
      <text:p text:style-name="P5">Fluxos de erro:</text:p>
      <text:p text:style-name="P50">[FE01] usuário já cadastrado:</text:p>
      <text:p text:style-name="P49">1 - O sistema exibe mensagem informado o nome e a ID do usuári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2"/>
      <text:p text:style-name="P32"/>
      <text:p text:style-name="P69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Ator(es):</text:p>
          </table:table-cell>
          <table:table-cell table:style-name="Tabela5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usuário adicionado ao banco de dados do sistema.</text:span></text:span></text:p>
      <text:p text:style-name="P38"><text:tab/><text:tab/><text:tab/>usuári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Funcionário”.</text:p>
      <text:p text:style-name="P41"><text:tab/>1.2 - “Consultar Funcionário”.</text:p>
      <text:p text:style-name="P41"><text:tab/>1.3 - “Alterar Funcionário”.</text:p>
      <text:p text:style-name="P41"><text:tab/>1.4 - “Excluir Funcionário”.</text:p>
      <text:p text:style-name="P41"/>
      <text:p text:style-name="P41"><text:tab/>Variante 1.1: “Cadastrar Funcionário”:</text:p>
      <text:p text:style-name="P43"><text:tab/> <text:s text:c="7"/><text:span text:style-name="T58">(1.1.0)O </text:span><text:span text:style-name="T60">funcionário abre a opção de cadastrar funcion</text:span><text:span text:style-name="T61">á</text:span><text:span text:style-name="T60">rio.</text:span></text:p>
      <text:p text:style-name="P43"><text:s text:c="23"/>(1.1.1) O sistema solicita os dados do <text:span text:style-name="T60">f</text:span>uncionário.</text:p>
      <text:p text:style-name="P41"><text:tab/> <text:s text:c="7"/>(1.1.2) O Funcionário preenche os campos com os dados do <text:span text:style-name="T61">f</text:span>uncionário: [FA01].</text:p>
      <text:p text:style-name="P8"><text:tab/><text:tab/>(1.1.3) O sistema verifica os campos preenchidos e valida os dados: [FE02] [FE01].</text:p>
      <text:p text:style-name="P8"><text:tab/><text:tab/>(1.1.4) O Funcionário cadastra o <text:span text:style-name="T61">f</text:span>uncionário.</text:p>
      <text:p text:style-name="P8"><text:tab/><text:tab/>(1.1.5) O sistema informa que o cadastro feito com sucesso. <text:s text:c="5"/><text:tab/></text:p>
      <text:p text:style-name="P8"><text:soft-page-break/></text:p>
      <text:p text:style-name="P8"><text:tab/>Variante 1.2: “Consultar Funcionário”:</text:p>
      <text:p text:style-name="P8"><text:tab/><text:tab/>(1.2.1) O sistema solicita os dados do Funcion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Funcionários: [FA02].</text:p>
      <text:p text:style-name="P8"><text:tab/><text:tab/>(1.2.5) O Funcionário seleciona um nome da lista.</text:p>
      <text:p text:style-name="P8"><text:tab/><text:tab/>(1.2.6) O sistema exibe as informações do Funcionário (nome, telefone, cpf e <text:tab/><text:tab/><text:tab/><text:tab/><text:tab/>endereço, carteira de trabalho e <text:span text:style-name="T49">função</text:span>).</text:p>
      <text:p text:style-name="P8"/>
      <text:p text:style-name="P8"><text:tab/>Variante 1.3: “Alterar Funcion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Funcionário”:</text:p>
      <text:p text:style-name="P8"><text:tab/><text:tab/>(1.4.1) &lt;&lt;Include&gt;&gt;[VA1.2].</text:p>
      <text:p text:style-name="P8"><text:tab/><text:tab/>(1.4.2) O Funcionário exclui o Funcionário através do <text:span text:style-name="T49">botão</text:span> 'excluir'.</text:p>
      <text:p text:style-name="P8"><text:tab/><text:tab/>(1.4.3) O sistema informa <text:span text:style-name="T49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50">[FA01] Buscar CEP:</text:p>
      <text:p text:style-name="P49">1 - O Funcionário informa cidade desejada.</text:p>
      <text:p text:style-name="P49">2 - O sistema retorna o CEP procurado.</text:p>
      <text:p text:style-name="P49">3 - O sistema retorna para ao passo [1.1.2] do fluxo principal solicitando novos dados.</text:p>
      <text:p text:style-name="P50"/>
      <text:p text:style-name="P50">[FA02] Funcionário não cadastrado:</text:p>
      <text:p text:style-name="P49">1 - &lt;&lt;include&gt;&gt; [VA 1.1]</text:p>
      <text:p text:style-name="P5">Fluxos de erro:</text:p>
      <text:p text:style-name="P50">[FE01] Funcionário já cadastrado:</text:p>
      <text:p text:style-name="P49">1 - O sistema exibe mensagem informado o nome e a ID do Funcionári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2"/>
      <text:p text:style-name="P69"><text:bookmark-start text:name="__RefHeading__1530_844320639"/><text:bookmark-start text:name="RFXX0011"/><text:soft-page-break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34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autor adicionado ao banco de dados do sistema.</text:span></text:span></text:p>
      <text:p text:style-name="P38"><text:tab/><text:tab/><text:tab/>autor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<text:span text:style-name="T31">autor</text:span>”.</text:p>
      <text:p text:style-name="P44"><text:tab/>1.2 - “Consultar <text:span text:style-name="T30">autor</text:span>.</text:p>
      <text:p text:style-name="P44"><text:tab/>1.3 - “Alterar <text:span text:style-name="T31">autor</text:span>”.</text:p>
      <text:p text:style-name="P44"><text:tab/>1.4 - “Excluir <text:span text:style-name="T30">autor</text:span>”.</text:p>
      <text:p text:style-name="P41"/>
      <text:p text:style-name="P44"><text:tab/>Variante 1.1: “Cadastrar <text:span text:style-name="T30">autor</text:span>”:</text:p>
      <text:p text:style-name="P43"><text:s text:c="21"/><text:span text:style-name="T58">(1.1.0)O </text:span><text:span text:style-name="T60">funcionário abre a opção de cadastrar autor.</text:span></text:p>
      <text:p text:style-name="P41"><text:tab/> <text:s text:c="6"/>(1.1.1) O sistema solicita os dados do <text:span text:style-name="T31">autor</text:span>.</text:p>
      <text:p text:style-name="P41"><text:tab/> <text:s text:c="6"/>(1.1.2) O <text:span text:style-name="T31">funcionário</text:span> preenche os campos com os dados do <text:span text:style-name="T31">autor</text:span> [FA01].</text:p>
      <text:p text:style-name="P8"><text:tab/><text:tab/>(1.1.3) O sistema verifica os campos preenchidos <text:s/>e valida os dados: <text:s/>[FE02] [FE01].</text:p>
      <text:p text:style-name="P8"><text:tab/><text:tab/>(1.1.4) O <text:span text:style-name="T31">funcionário</text:span> cadastra o <text:span text:style-name="T31">autor</text:span></text:p>
      <text:p text:style-name="P8"><text:tab/><text:tab/>(1.1.5) O sistema informa que o cadastro feito com sucesso. <text:s text:c="5"/><text:tab/></text:p>
      <text:p text:style-name="P8"/>
      <text:p text:style-name="P8"><text:tab/>Variante 1.2: “Consultar autor”:</text:p>
      <text:p text:style-name="P8"><text:tab/><text:tab/>(1.2.1) O sistema solicita os dados do autor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o usuário através do botão consultar.</text:p>
      <text:p text:style-name="P8"><text:tab/><text:tab/>(1.2.4) O sistema apresenta uma lista com <text:span text:style-name="T31">dados</text:span> dos autor<text:span text:style-name="T31">e</text:span>s.</text:p>
      <text:p text:style-name="P8"><text:tab/><text:tab/>(1.2.5) O <text:span text:style-name="T31">funcionário</text:span> seleciona um autor da lista.</text:p>
      <text:p text:style-name="P8"><text:tab/><text:tab/>(1.2.6) O sistema exibe as informações do autor (<text:span text:style-name="T32">nome</text:span>, <text:span text:style-name="T32">id</text:span>).</text:p>
      <text:p text:style-name="P8"/>
      <text:p text:style-name="P8"><text:tab/>Variante 1.3: “Alterar autor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1">funcionário</text:span> salva suas <text:span text:style-name="T31">alterações</text:span> <text:span text:style-name="T31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autor”:</text:p>
      <text:p text:style-name="P8"><text:tab/><text:tab/>(1.4.1) &lt;&lt;Include&gt;&gt;[VA1.2].</text:p>
      <text:p text:style-name="P8"><text:tab/><text:tab/>(1.4.2) O <text:span text:style-name="T31">funcionário</text:span> exclui o autor <text:span text:style-name="T31">através</text:span> do <text:span text:style-name="T31">botão</text:span> 'excluir'.</text:p>
      <text:p text:style-name="P8"><text:soft-page-break/><text:tab/><text:tab/>(1.4.3) O sistema informa <text:span text:style-name="T31">exclusão</text:span> feita com sucesso.</text:p>
      <text:p text:style-name="P50"/>
      <text:p text:style-name="P50">2 - O <text:span text:style-name="T31">Funcionário</text:span> escolhe uma opção.</text:p>
      <text:p text:style-name="P8">3 - O sistema retorna a etapa 1.</text:p>
      <text:p text:style-name="P5">Fluxos alternativos:</text:p>
      <text:p text:style-name="P50">[FA01] Buscar <text:span text:style-name="T31">autor</text:span>:</text:p>
      <text:p text:style-name="P49">1 - &lt;&lt;include&gt;&gt; [UC01] variante 1.2.</text:p>
      <text:p text:style-name="P49">2 - O sistema retorna dados procurados.</text:p>
      <text:p text:style-name="P49">3 - O sistema retorna para ao passo [1.1.2].</text:p>
      <text:p text:style-name="P5">Fluxos de erro:</text:p>
      <text:p text:style-name="P50">[FE01] autor já cadastrado:</text:p>
      <text:p text:style-name="P49">1 - O sistema exibe mensagem informado <text:span text:style-name="T31">o nome </text:span><text:s/>e <text:span text:style-name="T31">o</text:span> ID do autor.</text:p>
      <text:p text:style-name="P49">2 - O <text:span text:style-name="T31">funcionário</text:span> confirma a tela.</text:p>
      <text:p text:style-name="P49">3 - O sistema retorna para ao passo [1.1.3] do fluxo principal solicitando novos dados.</text:p>
      <text:p text:style-name="P50"/>
      <text:p text:style-name="P50">[FE02] Dados <text:span text:style-name="T31">inválidos</text:span>:</text:p>
      <text:p text:style-name="P49">1 - O sistema informa os campos com os dados <text:span text:style-name="T31">inválidos.</text:span></text:p>
      <text:p text:style-name="P49">2 - O <text:span text:style-name="T31">funcionário</text:span> altera os valores incorretos.</text:p>
      <text:p text:style-name="P49">3 - O sistema retorna para a etapa [1.1.3] do fluxo principal solicitando novos dados.</text:p>
      <text:p text:style-name="P32"/>
      <text:p text:style-name="P69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5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Ator(es):</text:p>
          </table:table-cell>
          <table:table-cell table:style-name="Tabela7.B1" office:value-type="string">
            <text:p text:style-name="P36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6">apresentação.</text:span></text:span></text:p>
      <text:p text:style-name="P38"><text:tab/><text:tab/><text:tab/><text:span text:style-name="T32">Conexão</text:span>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editora adicionado ao banco de dados do sistema.</text:span></text:span></text:p>
      <text:p text:style-name="P38"><text:tab/><text:tab/><text:tab/>editora removido do banco de dados do sistema.</text:p>
      <text:p text:style-name="P40">Fluxo principal:</text:p>
      <text:p text:style-name="P49">1 - O sistema exibe tela inicial com as opções <text:span text:style-name="T32">disponíveis</text:span>:</text:p>
      <text:p text:style-name="P41"><text:tab/>1.1 - “Cadastrar editora”.</text:p>
      <text:p text:style-name="P41"><text:tab/>1.2 - “Consultar editora”.</text:p>
      <text:p text:style-name="P41"><text:tab/>1.3 - “Alterar editora”.</text:p>
      <text:p text:style-name="P41"><text:tab/>1.4 - “Excluir editora”.</text:p>
      <text:p text:style-name="P41"/>
      <text:p text:style-name="P41"><text:tab/>Variante 1.1: “Cadastrar editora”:</text:p>
      <text:p text:style-name="P41"><text:tab/> <text:s text:c="6"/>(1.1.1) O sistema solicita os dados d<text:span text:style-name="T31">a</text:span> editora.</text:p>
      <text:p text:style-name="P41"><text:tab/> <text:s text:c="6"/>(1.1.2) O <text:span text:style-name="T31">funcionário</text:span> preenche os campos com os dados d<text:span text:style-name="T31">a</text:span> editora.</text:p>
      <text:p text:style-name="P8"><text:tab/><text:tab/>(1.1.3) O sistema verifica os campos preenchidos <text:s/>e valida os dados: <text:s/>[FE02] [FE01].</text:p>
      <text:p text:style-name="P8"><text:tab/> <text:s text:c="13"/>(1.1.4) O <text:span text:style-name="T31">funcionário</text:span> cadastra <text:span text:style-name="T31">a editora</text:span>.</text:p>
      <text:p text:style-name="P8"><text:tab/> <text:s text:c="13"/>(1.1.5) O sistema informa que o cadastro feito com sucesso. <text:s text:c="5"/><text:tab/></text:p>
      <text:p text:style-name="P8"><text:soft-page-break/></text:p>
      <text:p text:style-name="P8"><text:tab/>Variante 1.2: “Consultar editora”:</text:p>
      <text:p text:style-name="P8"><text:tab/><text:tab/>(1.2.1) O sistema solicita os dados d<text:span text:style-name="T31">a </text:span>editora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<text:span text:style-name="T31">a </text:span>editora através do botão consultar.</text:p>
      <text:p text:style-name="P8"><text:tab/><text:tab/>(1.2.4) O sistema apresenta uma lista com editoras pesquisados.</text:p>
      <text:p text:style-name="P8"><text:tab/><text:tab/>(1.2.5) O <text:span text:style-name="T31">funcionário</text:span> seleciona um<text:span text:style-name="T31">a</text:span> editora da lista.</text:p>
      <text:p text:style-name="P8"><text:tab/><text:tab/>(1.2.6) O sistema exibe as informações d<text:span text:style-name="T31">a</text:span> editora<text:span text:style-name="T32">(nome, endereço)</text:span>.</text:p>
      <text:p text:style-name="P8"/>
      <text:p text:style-name="P8"><text:tab/>Variante 1.3: “Alterar editora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2">funcionário</text:span> salva suas <text:span text:style-name="T32">alterações</text:span> <text:span text:style-name="T32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<text:span text:style-name="T32">funcionário</text:span> exclui <text:span text:style-name="T32">a editora</text:span> <text:span text:style-name="T32">através</text:span> do <text:span text:style-name="T32">botão</text:span> 'excluir'.</text:p>
      <text:p text:style-name="P8"><text:tab/><text:tab/>(1.4.3) O sistema informa <text:span text:style-name="T32">exclusão</text:span> feita com sucesso.</text:p>
      <text:p text:style-name="P50"/>
      <text:p text:style-name="P50"><text:tab/><text:tab/>2- O <text:span text:style-name="T32">Funcionário</text:span> escolhe uma opção.</text:p>
      <text:p text:style-name="P8"><text:tab/><text:tab/>3- O sistema retorna a etapa 1.</text:p>
      <text:p text:style-name="P5">Fluxos alternativos:</text:p>
      <text:p text:style-name="P50"/>
      <text:p text:style-name="P5">Fluxos de erro:</text:p>
      <text:p text:style-name="P50">[FE01] editora já cadastrad<text:span text:style-name="T32">a</text:span>:</text:p>
      <text:p text:style-name="P49">1 - O sistema exibe mensagem informado a <text:span text:style-name="T32">descrição</text:span> e <text:span text:style-name="T32">o</text:span> ID <text:span text:style-name="T32">da editora</text:span>.</text:p>
      <text:p text:style-name="P49">2 - O <text:span text:style-name="T32">funcionário</text:span> confirma a tela.</text:p>
      <text:p text:style-name="P49">3 - O sistema retorna para ao passo [1.1.3] do fluxo principal solicitando novos dados.</text:p>
      <text:p text:style-name="P50"/>
      <text:p text:style-name="P50">[FE02] Dados <text:span text:style-name="T32">inválidos</text:span>:</text:p>
      <text:p text:style-name="P49">1 - O sistema informa os campos com os dados <text:span text:style-name="T32">inválidos.</text:span></text:p>
      <text:p text:style-name="P49">2 - O <text:span text:style-name="T32">funcionário</text:span> altera os valores incorretos.</text:p>
      <text:p text:style-name="P49">3 - O sistema retorna para a etapa [1.1.3] do fluxo principal solicitando novos dados.</text:p>
      <text:p text:style-name="P32"/>
      <text:p text:style-name="P69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Ator(es):</text:p>
          </table:table-cell>
          <table:table-cell table:style-name="Tabela8.B1" office:value-type="string">
            <text:p text:style-name="P35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soft-page-break/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livro adicionado ao banco de dados do sistema.</text:span></text:span></text:p>
      <text:p text:style-name="P38"><text:tab/><text:tab/><text:tab/>livro removido do banco de dados do sistema.</text:p>
      <text:p text:style-name="P40">Fluxo principal:</text:p>
      <text:p text:style-name="P49">1 - O sistema exibe tela inicial com as opções disponíveis:</text:p>
      <text:p text:style-name="P41"><text:tab/>1.1 - “Cadastrar livro”.</text:p>
      <text:p text:style-name="P41"><text:tab/>1.2 - “Consultar livro”.</text:p>
      <text:p text:style-name="P41"><text:tab/>1.3 - “Alterar livro”.</text:p>
      <text:p text:style-name="P41"><text:tab/>1.4 - “Excluir livro”.</text:p>
      <text:p text:style-name="P41"/>
      <text:p text:style-name="P41"><text:tab/>Variante 1.1: “Cadastrar livro”:</text:p>
      <text:p text:style-name="P41"><text:s text:c="21"/><text:span text:style-name="T58">(1.1.0)O </text:span><text:span text:style-name="T60">funcionário abre a opção de cadastrar livro.</text:span></text:p>
      <text:p text:style-name="P41"><text:tab/> <text:s text:c="6"/>(1.1.1) O sistema solicita os d<text:span text:style-name="T58">ados do livro.</text:span></text:p>
      <text:p text:style-name="P41"><text:tab/> <text:s text:c="6"/>(1.1.2) O Funcionário preenche os campos com os dados da livro.</text:p>
      <text:p text:style-name="P8"><text:tab/><text:tab/>(1.1.3) O sistema verifica os campos preenchidos e valida os dados: <text:s/>[FE02] [FE01].</text:p>
      <text:p text:style-name="P8"><text:tab/><text:tab/>(1.1.4) O Funcionário cadastra a livr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livro”:</text:p>
      <text:p text:style-name="P8"><text:tab/><text:tab/>(1.2.1) O sistema solicita os dados da livro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livros pesquisadas.</text:p>
      <text:p text:style-name="P8"><text:tab/><text:tab/>(1.2.5) O Funcionário seleciona uma livro da lista.</text:p>
      <text:p text:style-name="P8"><text:tab/><text:tab/>(1.2.6) O sistema exibe as informações da livro (<text:span text:style-name="T50">descrição</text:span>, quantidade).</text:p>
      <text:p text:style-name="P8"/>
      <text:p text:style-name="P8"><text:tab/>Variante 1.3: “Alterar livr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Funcionário exclui o editora através do <text:span text:style-name="T51">botão</text:span> 'excluir'.</text:p>
      <text:p text:style-name="P8"><text:tab/><text:tab/>(1.4.3) O sistema informa <text:span text:style-name="T51">exclusão</text:span> feita com sucesso.</text:p>
      <text:p text:style-name="P50"/>
      <text:p text:style-name="P50">2 - O Funcionário escolhe uma opção.</text:p>
      <text:p text:style-name="P8">3 - O sistema retorna a etapa 1.</text:p>
      <text:p text:style-name="P5">Fluxos alternativos:</text:p>
      <text:p text:style-name="P50"/>
      <text:p text:style-name="P5"><text:soft-page-break/>Fluxos de erro:</text:p>
      <text:p text:style-name="P50">[FE01] livro já cadastrada:</text:p>
      <text:p text:style-name="P49">1 - O sistema exibe mensagem informado a <text:span text:style-name="T51">descrição</text:span> e a ID da livro.</text:p>
      <text:p text:style-name="P49">2 - O Funcionário confirma a tela.</text:p>
      <text:p text:style-name="P49">3 - O sistema retorna para ao passo [1.1.3] do fluxo principal solicitando novos dados.</text:p>
      <text:p text:style-name="P50"/>
      <text:p text:style-name="P50">[FE02] Dados inválidos:</text:p>
      <text:p text:style-name="P49">1 - O sistema informa os campos com os dados inválidos.</text:p>
      <text:p text:style-name="P49">2 - O Funcionário altera os valores incorretos.</text:p>
      <text:p text:style-name="P49">3 - O sistema retorna para a etapa [1.1.3] do fluxo principal solicitando novos dados.</text:p>
      <text:p text:style-name="P31"><text:span text:style-name="Fonte_20_parág._20_padrão"><text:span text:style-name="T17"/></text:span></text:p>
      <text:p text:style-name="P51"/>
      <text:p text:style-name="P32"/>
      <text:p text:style-name="P69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Ator(es):</text:p>
          </table:table-cell>
          <table:table-cell table:style-name="Tabela10.B1" office:value-type="string">
            <text:p text:style-name="P35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Gerencia as ordens de editora da empresa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text:tab/></text:span></text:span><text:span text:style-name="Fonte_20_parág._20_padrão"><text:span text:style-name="T5">Ordem de editora adicionada ao banco de dados do sistema.</text:span></text:span></text:p>
      <text:p text:style-name="P38"><text:tab/><text:tab/><text:tab/>Ordem de editora <text:s/>atualizada no banco de dados do sistema.</text:p>
      <text:p text:style-name="P40">Fluxo principal:</text:p>
      <text:p text:style-name="P49">1 - O sistema exibe tela inicial com as opções disponíveis:</text:p>
      <text:p text:style-name="P41"><text:tab/>1.1 - “Nova ordem de editora”.</text:p>
      <text:p text:style-name="P41"><text:tab/>1.2 - “Consultar ordens de editora”.</text:p>
      <text:p text:style-name="P41"><text:tab/>1.3 - “Atualizar ordem de editora”.<text:tab/></text:p>
      <text:p text:style-name="P41"/>
      <text:p text:style-name="P41"><text:tab/>Variante 1.1: “Nova ordem de editora”:</text:p>
      <text:p text:style-name="P41"><text:tab/><text:tab/>(1.1.1) O sistema solicita os dados da ordem de editora.</text:p>
      <text:p text:style-name="P41"><text:tab/><text:tab/>(1.1.2) O Funcionário preenche os campos com os dados da ordem de editora (usuário, autor, <text:tab/><text:tab/><text:tab/>editoras, Funcionário).</text:p>
      <text:p text:style-name="P8"><text:tab/><text:tab/>(1.1.3) O sistema verifica os campos preenchidos <text:s/>e valida os dados: <text:s/>[FE01] [FE02] [FE03] <text:tab/><text:tab/><text:tab/>[FE04].</text:p>
      <text:p text:style-name="P8"><text:tab/><text:tab/>(1.1.4) O Funcionário cadastra a ordem de editora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dem de editora”:</text:p>
      <text:p text:style-name="P8"><text:tab/><text:tab/>(1.2.1) O sistema solicita os dados da pesquisa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ordens de editora pesquisadas.</text:p>
      <text:p text:style-name="P8"><text:soft-page-break/><text:tab/><text:tab/>(1.2.5) O Funcionário seleciona uma ordem de editora da lista.</text:p>
      <text:p text:style-name="P8"><text:tab/><text:tab/>(1.2.6) O sistema exibe as informações da ordem de editora (id, usuário, autor).</text:p>
      <text:p text:style-name="P8"/>
      <text:p text:style-name="P8"><text:tab/>Variante 1.3: “Atualizar ordem de editora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dicionados [FA01]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50">2 - O Funcionário escolhe uma opção.</text:p>
      <text:p text:style-name="P8">3 - O sistema retorna a etapa 1.</text:p>
      <text:p text:style-name="P5">Fluxos alternativos:</text:p>
      <text:p text:style-name="P50">[FA01] Remover editora:</text:p>
      <text:p text:style-name="P49">1 - Funcionário seleciona editora escolhido.</text:p>
      <text:p text:style-name="P41">2 - Sistema exibe tela confirmando <text:span text:style-name="T52">ação.</text:span></text:p>
      <text:p text:style-name="P41">3 - Funcionário confirma.</text:p>
      <text:p text:style-name="P41">4 - Retorna ao passo 1.3.2</text:p>
      <text:p text:style-name="P5">Fluxos de erro:</text:p>
      <text:p text:style-name="P50">[FE01] usuário não cadastrado:</text:p>
      <text:p text:style-name="P49">1 - O sistema exibe mensagem de erro.</text:p>
      <text:p text:style-name="P41">2 - &lt;&lt;include&gt;&gt; [UC01 VA1.1]</text:p>
      <text:p text:style-name="P41">3 - Retorna ao passo 1.1.2..</text:p>
      <text:p text:style-name="P50">[FE02] autor não cadastrado:</text:p>
      <text:p text:style-name="P49">1 - O sistema exibe mensagem de erro.</text:p>
      <text:p text:style-name="P41">2 - &lt;&lt;include&gt;&gt; [UC02 VA1.1]</text:p>
      <text:p text:style-name="P41">3 - Retorna ao passo 1.1.2.</text:p>
      <text:p text:style-name="P50"/>
      <text:p text:style-name="P50">[FE03] editora não cadastrado:</text:p>
      <text:p text:style-name="P49">1 - O sistema exibe mensagem de erro.</text:p>
      <text:p text:style-name="P41">2 - Retorna ao passo 1.1.2.</text:p>
      <text:p text:style-name="P50">[FE04] Funcionário não cadastrado:</text:p>
      <text:p text:style-name="P49">1 - O sistema exibe mensagem de erro.</text:p>
      <text:p text:style-name="P41">2 - Retorna ao pass<text:bookmark text:name="RFXX001111111"/><text:span text:style-name="T53">o 1.1.2</text:span></text:p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Gerencia os orçamentos criados pela empresa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38"><text:tab/><text:tab/><text:tab/>Conexão com o banco de dados.</text:p>
      <text:p text:style-name="P37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5">Orçamento adicionado ao banco de dados do sistema.</text:span></text:span></text:p>
      <text:p text:style-name="P38"><text:tab/><text:tab/><text:tab/></text:p>
      <text:p text:style-name="P40">Fluxo principal:</text:p>
      <text:p text:style-name="P49">1 - O sistema exibe tela inicial com as opções disponíveis:</text:p>
      <text:p text:style-name="P41"><text:soft-page-break/><text:tab/>1.1 - “Novo orçamento”.</text:p>
      <text:p text:style-name="P41"><text:tab/>1.2 - “Consultar orçamento”.</text:p>
      <text:p text:style-name="P41"/>
      <text:p text:style-name="P41"><text:tab/>Variante 1.1: “Novo orçamento”:</text:p>
      <text:p text:style-name="P41"><text:tab/><text:tab/>(1.1.1) O sistema solicita os dados da ordem de editora.[FA01]</text:p>
      <text:p text:style-name="P41"><text:tab/><text:tab/>(1.1.2) O Funcionário preenche os campos com os dados do orçamento (usuário, autor, <text:tab/><text:tab/><text:tab/><text:tab/>editoras).</text:p>
      <text:p text:style-name="P8"><text:tab/><text:tab/>(1.1.3) O sistema verifica os campos preenchidos <text:s/>e valida os dados: <text:s/>[FE01] [FE02] [FE03].</text:p>
      <text:p text:style-name="P8"><text:tab/><text:tab/>(1.1.4) O Funcionário cadastra orçament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çamento”:</text:p>
      <text:p text:style-name="P8"><text:tab/><text:tab/>(1.2.1) O sistema solicita os dados da pesquisa.</text:p>
      <text:p text:style-name="P8"><text:tab/><text:tab/>(1.2.2) O <text:span text:style-name="T38">funcionário</text:span> preenche os dados solicitados no sistema.</text:p>
      <text:p text:style-name="P8"><text:tab/><text:tab/>(1.2.3) O <text:span text:style-name="T38">funcionário</text:span> consulta o editora através do botão consultar.</text:p>
      <text:p text:style-name="P8"><text:tab/><text:tab/>(1.2.4) O sistema apresenta uma lista com ordens de editora pesquisadas.</text:p>
      <text:p text:style-name="P8"><text:tab/><text:tab/>(1.2.5) O <text:span text:style-name="T38">funcionário</text:span> seleciona uma ordem de editora da lista.</text:p>
      <text:p text:style-name="P8"><text:tab/><text:tab/>(1.2.6) O sistema exibe as informações da ordem de orçamento (id, usuário, autor).</text:p>
      <text:p text:style-name="P8"/>
      <text:p text:style-name="P50">2 - O Funcionário escolhe uma opção.</text:p>
      <text:p text:style-name="P8">3 - O sistema retorna a etapa 1.</text:p>
      <text:p text:style-name="P5">Fluxos alternativos:</text:p>
      <text:p text:style-name="P50">[FA01] Clonar orçamento:</text:p>
      <text:p text:style-name="P49">1 - &lt;&lt;include&gt;&gt; [VA1.2].</text:p>
      <text:p text:style-name="P41">2 - Sistema exibe tela confirmando <text:span text:style-name="T38">ação.</text:span></text:p>
      <text:p text:style-name="P41">3 - <text:span text:style-name="T38">Funcionário</text:span> altera orçamento[FA02] [FA03].</text:p>
      <text:p text:style-name="P41">4 - Retorna ao passo 1.1.2</text:p>
      <text:p text:style-name="P50">[FA02] Remover editora:</text:p>
      <text:p text:style-name="P49">1 - <text:span text:style-name="T38">Funcionário</text:span> seleciona editora escolhido.</text:p>
      <text:p text:style-name="P41">2 - Sistema exibe tela confirmando <text:span text:style-name="T54">ação.</text:span></text:p>
      <text:p text:style-name="P41">3 - <text:span text:style-name="T38">Funcionário</text:span> confirma.</text:p>
      <text:p text:style-name="P41">4 - Retorna ao passo [FA01.3].</text:p>
      <text:p text:style-name="P8">[FA03] Adiciona editora:</text:p>
      <text:p text:style-name="Filling_20_instruction"><text:span text:style-name="T18">1 - </text:span>Funcionário<text:span text:style-name="T18"> adiciona editora.</text:span></text:p>
      <text:p text:style-name="P41"/>
      <text:p text:style-name="P48"/>
      <text:p text:style-name="P69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45">UC0</text:span></text:span></text:a><text:a xlink:type="simple" xlink:href="#RFXX0011111111"><text:span text:style-name="Fonte_20_parág._20_padrão"><text:span text:style-name="T46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Ator(es):</text:p>
          </table:table-cell>
          <table:table-cell table:style-name="Tabela12.B1" office:value-type="string">
            <text:p text:style-name="P57">Funcionário</text:p>
          </table:table-cell>
        </table:table-row>
      </table:table>
      <text:p text:style-name="Filling_20_instruction"/>
      <text:p text:style-name="P37"><text:span text:style-name="Fonte_20_parág._20_padrão"><text:span text:style-name="T22">Descrição: </text:span></text:span><text:span text:style-name="Fonte_20_parág._20_padrão"><text:span text:style-name="T5">Permite consultas por usuário, autor e </text:span></text:span><text:span text:style-name="Fonte_20_parág._20_padrão"><text:span text:style-name="T19">funcionário</text:span></text:span><text:span text:style-name="Fonte_20_parág._20_padrão"><text:span text:style-name="T5"> no banco de dados.</text:span></text:span></text:p>
      <text:p text:style-name="P3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38"><text:soft-page-break/><text:tab/><text:tab/><text:tab/><text:span text:style-name="T38">Conexão</text:span> com o banco de dados.</text:p>
      <text:p text:style-name="P39">Pós-condições: <text:tab/></text:p>
      <text:p text:style-name="P38"><text:tab/><text:tab/><text:tab/></text:p>
      <text:p text:style-name="P40">Fluxo principal:</text:p>
      <text:p text:style-name="P49">1 - O sistema exibe tela inicial com as opções <text:span text:style-name="T38">disponíveis</text:span>:</text:p>
      <text:p text:style-name="P41"><text:tab/> 1.1 -“<text:span text:style-name="T56">Quantidade usuários no mês</text:span>”.</text:p>
      <text:p text:style-name="P45"><text:s text:c="15"/>1.<text:span text:style-name="T57">2</text:span> -“<text:span text:style-name="T56">Quantidade de livros não devolvidos</text:span>.</text:p>
      <text:p text:style-name="P41"><text:tab/>1.<text:span text:style-name="T57">3-</text:span>“<text:span text:style-name="T56">Quantidade de empréstimo</text:span>”.</text:p>
      <text:p text:style-name="P47"><text:s text:c="14"/></text:p>
      <text:p text:style-name="P47"/>
      <text:p text:style-name="P41"><text:tab/>Variante 1.1: “Consulta por usuário <text:span text:style-name="T56">no mês </text:span>”:</text:p>
      <text:p text:style-name="P41"><text:tab/> <text:s text:c="6"/>(1.1.1) O sistema solicita usuário a ser pesquisado.</text:p>
      <text:p text:style-name="P43"><text:s text:c="22"/>(1.1.2) O Funcionário informa usuário desejado</text:p>
      <text:p text:style-name="P43"><text:tab/> <text:s text:c="7"/>1.1.3) O sistema lista tod<text:span text:style-name="T56">os os </text:span>usuário<text:span text:style-name="T56">s</text:span>.</text:p>
      <text:p text:style-name="P8"><text:tab/><text:tab/>(1.1.4) O Funcionário<text:span text:style-name="T56"> escolhe</text:span> <text:span text:style-name="T56">um nome na lista</text:span>.</text:p>
      <text:p text:style-name="P8"><text:s text:c="28"/>(1.1.5) O sistema exibe <text:span text:style-name="T57">os dados completos do </text:span><text:span text:style-name="T56">usuário.</text:span></text:p>
      <text:p text:style-name="P41"/>
      <text:p text:style-name="P41"><text:tab/>Variante 1.2: “Consulta por <text:span text:style-name="T56">livros não devolvidos</text:span>”:</text:p>
      <text:p text:style-name="P41"><text:s text:c="24"/><text:span text:style-name="T42">(</text:span>1.2.1) O sistema solicita <text:span text:style-name="T56">o nome do livro</text:span> a ser pesquisado.</text:p>
      <text:p text:style-name="P42"><text:s text:c="22"/><text:span text:style-name="T59"><text:s/></text:span>(1.2.2) O Funcionário informa <text:span text:style-name="T56">o nome do livro </text:span>desejado</text:p>
      <text:p text:style-name="P42"><text:tab/> <text:s text:c="7"/>(1.2.3) O sistema lista tod<text:span text:style-name="T56">os os nomes dos livros</text:span>.</text:p>
      <text:p text:style-name="P8"><text:tab/><text:tab/> (1.2.4) O Funcionário escolhe <text:span text:style-name="T56">um </text:span><text:span text:style-name="T57">livro </text:span><text:span text:style-name="T56">da lista</text:span>.</text:p>
      <text:p text:style-name="P8"><text:tab/><text:tab/>(1.2.5) O sistema exibe <text:span text:style-name="T56">os dados completos </text:span><text:span text:style-name="T57">do livro</text:span>.</text:p>
      <text:p text:style-name="P8"/>
      <text:p text:style-name="P41"><text:tab/>Variante 1.2: “Consulta por <text:span text:style-name="T60">livro</text:span>”:</text:p>
      <text:p text:style-name="P41"><text:s text:c="21"/>(1.2.1) O sistema solici<text:span text:style-name="T57">ta o nome do livro ou autor</text:span>.</text:p>
      <text:p text:style-name="P41"><text:tab/> <text:s text:c="6"/>(1.2.2) O Funcionário informa <text:span text:style-name="T57">nome do livro ou </text:span>autor desejado</text:p>
      <text:p text:style-name="P8"><text:tab/><text:tab/>(1.2.3) O sistema lista tod<text:span text:style-name="T57">os livros emprestado </text:span><text:span text:style-name="T59">e disponível para empréstimo.</text:span></text:p>
      <text:p text:style-name="P8"><text:tab/><text:tab/>(1.2.4) O Funcionário <text:span text:style-name="T59">seleciona o </text:span><text:span text:style-name="T57">um livro da lista</text:span>.</text:p>
      <text:p text:style-name="P8"><text:tab/><text:tab/>(1.2.5) O sistema <text:span text:style-name="T57">exibe todos os dados do livro emprestado</text:span>.</text:p>
      <text:p text:style-name="P8"/>
      <text:p text:style-name="P8"/>
      <text:p text:style-name="P50">2- O <text:span text:style-name="T38">Funcionário</text:span> escolhe uma opção.</text:p>
      <text:p text:style-name="P8">3- O sistema retorna a etapa 1.</text:p>
      <text:p text:style-name="P5">Fluxos alternativos:</text:p>
      <text:p text:style-name="P52"/>
      <text:p text:style-name="P50"><text:span text:style-name="Fonte_20_parág._20_padrão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9T19:07:14.68</meta:creation-date>
    <meta:editing-cycles>28</meta:editing-cycles>
    <meta:editing-duration>PT3H45M50S</meta:editing-duration>
    <dc:date>2013-06-20T22:15:55</dc:date>
    <dc:creator>fabio </dc:creator>
    <meta:document-statistic meta:table-count="10" meta:image-count="0" meta:object-count="0" meta:page-count="18" meta:paragraph-count="519" meta:word-count="3673" meta:character-count="24220" meta:non-whitespace-character-count="19988"/>
    <meta:user-defined meta:name="Informações 1"/>
    <meta:user-defined meta:name="Informações 2"/>
    <meta:user-defined meta:name="Informações 3"/>
    <meta:user-defined meta:name="Informações 4"/>
  </office:meta>
</office:document-meta>
</file>